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557cm" table:align="left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3.431cm"/>
    </style:style>
    <style:style style:name="Tableau1.C" style:family="table-column">
      <style:table-column-properties style:column-width="1.91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557cm" table:align="left"/>
    </style:style>
    <style:style style:name="Tableau2.A" style:family="table-column">
      <style:table-column-properties style:column-width="2.214cm"/>
    </style:style>
    <style:style style:name="Tableau2.B" style:family="table-column">
      <style:table-column-properties style:column-width="3.431cm"/>
    </style:style>
    <style:style style:name="Tableau2.C" style:family="table-column">
      <style:table-column-properties style:column-width="1.912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cm" fo:margin-bottom="0cm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cm" fo:margin-bottom="0cm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cm" fo:margin-bottom="0cm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-5 : Synthèse Réseaux et entraînement type bac</text:h>
      <text:h text:style-name="Heading_20_3" text:outline-level="3">Objectif</text:h>
      <text:p text:style-name="Text_20_body">Aujourd’hui, on rassemble tout ce qu’on a appris sur les réseaux pour s’entraîner sur un exercice de type bac.</text:p>
      <text:h text:style-name="Heading_20_3" text:outline-level="3">À la fin de la séance, je dois savoir :</text:h>
      <text:list text:style-name="L1">
        <text:list-item>
          <text:p text:style-name="P3">retrouver une adresse réseau ; </text:p>
        </text:list-item>
        <text:list-item>
          <text:p text:style-name="P3">expliquer pourquoi une communication échoue ; </text:p>
        </text:list-item>
        <text:list-item>
          <text:p text:style-name="P3">dire à quoi sert un routeur ; </text:p>
        </text:list-item>
        <text:list-item>
          <text:p text:style-name="P3">lire une table de routage ; </text:p>
        </text:list-item>
        <text:list-item>
          <text:p text:style-name="P3">choisir un chemin avec RIP ; </text:p>
        </text:list-item>
        <text:list-item>
          <text:p text:style-name="P2">comparer des chemins avec OSPF. </text:p>
        </text:list-item>
      </text:list>
      <text:h text:style-name="Heading_20_1" text:outline-level="1">1. À retenir</text:h>
      <text:h text:style-name="Heading_20_2" text:outline-level="2">Adressage</text:h>
      <text:p text:style-name="Text_20_body">Avec une adresse de type <text:span text:style-name="Source_20_Text">192.168.1.2/24</text:span>, on peut retrouver l’adresse réseau.</text:p>
      <text:p text:style-name="Text_20_body">Exemple :</text:p>
      <text:list text:style-name="L2">
        <text:list-item>
          <text:p text:style-name="P4"><text:span text:style-name="Source_20_Text">192.168.1.2/24</text:span> appartient au réseau <text:span text:style-name="Source_20_Text">192.168.1.0</text:span> </text:p>
        </text:list-item>
      </text:list>
      <text:h text:style-name="Heading_20_2" text:outline-level="2">Routeur</text:h>
      <text:p text:style-name="Text_20_body">Un routeur relie des réseaux différents.</text:p>
      <text:p text:style-name="Text_20_body">Il possède plusieurs interfaces réseau.</text:p>
      <text:h text:style-name="Heading_20_2" text:outline-level="2">RAM</text:h>
      <text:p text:style-name="Text_20_body">RAM signifie :<text:line-break/><text:span text:style-name="Strong_20_Emphasis">Random Access Memory</text:span></text:p>
      <text:h text:style-name="Heading_20_2" text:outline-level="2">Linux</text:h>
      <text:p text:style-name="Text_20_body">Linux est un système d’exploitation.</text:p>
      <text:h text:style-name="Heading_20_2" text:outline-level="2">RIP</text:h>
      <text:p text:style-name="Text_20_body">Avec RIP, on choisit la route ayant la plus petite métrique, c’est-à-dire le plus petit nombre de routeurs traversés.</text:p>
      <text:h text:style-name="Heading_20_2" text:outline-level="2"><text:soft-page-break/>OSPF</text:h>
      <text:p text:style-name="Text_20_body">Avec OSPF, on choisit le chemin ayant la plus petite somme de coûts.</text:p>
      <text:p text:style-name="Text_20_body">Coûts utiles :</text:p>
      <text:list text:style-name="L3">
        <text:list-item>
          <text:p text:style-name="P6">Fibre = 0,1 </text:p>
        </text:list-item>
        <text:list-item>
          <text:p text:style-name="P6">Fast-Ethernet = 1 </text:p>
        </text:list-item>
        <text:list-item>
          <text:p text:style-name="P5">Ethernet = 10 </text:p>
        </text:list-item>
      </text:list>
      <text:h text:style-name="Heading_20_1" text:outline-level="1">2. Méthode</text:h>
      <text:p text:style-name="Text_20_body">Pour répondre à une question :</text:p>
      <text:list text:style-name="L4">
        <text:list-item>
          <text:p text:style-name="P8">je repère le mot-clé ; </text:p>
        </text:list-item>
        <text:list-item>
          <text:p text:style-name="P8">j’identifie la notion utile ; </text:p>
        </text:list-item>
        <text:list-item>
          <text:p text:style-name="P8">j’utilise les données de l’énoncé ; </text:p>
        </text:list-item>
        <text:list-item>
          <text:p text:style-name="P7">je rédige une réponse courte et précise. </text:p>
        </text:list-item>
      </text:list>
      <text:h text:style-name="Heading_20_1" text:outline-level="1">3. Réactivation</text:h>
      <text:p text:style-name="Text_20_body">Répondre rapidement :</text:p>
      <text:list text:style-name="L5">
        <text:list-item>
          <text:p text:style-name="P10">Quelle est l’adresse réseau de <text:span text:style-name="Source_20_Text">192.168.1.12/24</text:span> ?<text:line-break/>.................................................................... </text:p>
        </text:list-item>
        <text:list-item>
          <text:p text:style-name="P10"><text:span text:style-name="Source_20_Text">192.168.1.4/24</text:span> et <text:span text:style-name="Source_20_Text">192.168.2.8/24</text:span> sont-ils dans le même réseau ?<text:line-break/>.................................................................... </text:p>
        </text:list-item>
        <text:list-item>
          <text:p text:style-name="P10">À quoi sert un routeur ?<text:line-break/>.................................................................... </text:p>
        </text:list-item>
        <text:list-item>
          <text:p text:style-name="P10">Pourquoi a-t-il au moins deux interfaces ?<text:line-break/>.................................................................... </text:p>
        </text:list-item>
        <text:list-item>
          <text:p text:style-name="P10">Que signifie RAM ?<text:line-break/>.................................................................... </text:p>
        </text:list-item>
        <text:list-item>
          <text:p text:style-name="P10">Linux est-il un protocole, un système d’exploitation ou une interface ?<text:line-break/>.................................................................... </text:p>
        </text:list-item>
        <text:list-item>
          <text:p text:style-name="P10">Avec RIP, la métrique correspond à<text:line-break/>.................................................................... </text:p>
        </text:list-item>
        <text:list-item>
          <text:p text:style-name="P9">Avec OSPF, la métrique correspond à<text:line-break/>.................................................................... </text:p>
        </text:list-item>
      </text:list>
      <text:h text:style-name="Heading_20_1" text:outline-level="1">4. Bloc 1 — Adressage</text:h>
      <text:p text:style-name="Text_20_body">On considère :</text:p>
      <text:list text:style-name="L6">
        <text:list-item>
          <text:p text:style-name="P12">M1 : <text:span text:style-name="Source_20_Text">192.168.1.1/24</text:span> </text:p>
        </text:list-item>
        <text:list-item>
          <text:p text:style-name="P12">M2 : <text:span text:style-name="Source_20_Text">192.168.1.2/24</text:span> </text:p>
        </text:list-item>
        <text:list-item>
          <text:p text:style-name="P11">M3 : <text:span text:style-name="Source_20_Text">192.168.2.3/24</text:span> </text:p>
        </text:list-item>
      </text:list>
      <text:h text:style-name="Heading_20_3" text:outline-level="3"><text:soft-page-break/>Questions</text:h>
      <text:list text:style-name="L7">
        <text:list-item>
          <text:p text:style-name="P14">Quelle est l’adresse réseau de M1 ?<text:line-break/>.................................................................... </text:p>
        </text:list-item>
        <text:list-item>
          <text:p text:style-name="P14">Quelle est l’adresse réseau de M2 ?<text:line-break/>.................................................................... </text:p>
        </text:list-item>
        <text:list-item>
          <text:p text:style-name="P14">Quelle est l’adresse réseau de M3 ?<text:line-break/>.................................................................... </text:p>
        </text:list-item>
        <text:list-item>
          <text:p text:style-name="P14">M1 et M2 sont-elles dans le même réseau ?<text:line-break/>.................................................................... </text:p>
        </text:list-item>
        <text:list-item>
          <text:p text:style-name="P14">M1 et M3 sont-elles dans le même réseau ?<text:line-break/>.................................................................... </text:p>
        </text:list-item>
        <text:list-item>
          <text:p text:style-name="P13">Quel équipement faut-il pour permettre à M1 de communiquer avec M3 ?<text:line-break/>.................................................................... </text:p>
        </text:list-item>
      </text:list>
      <text:h text:style-name="Heading_20_1" text:outline-level="1">5. Bloc 2 — Routeur</text:h>
      <text:h text:style-name="Heading_20_3" text:outline-level="3">Questions</text:h>
      <text:list text:style-name="L8">
        <text:list-item>
          <text:p text:style-name="P16">Pourquoi un routeur a-t-il besoin d’au moins deux interfaces réseau ?<text:line-break/>.................................................................... </text:p>
        </text:list-item>
        <text:list-item>
          <text:p text:style-name="P16">Que signifie RAM ?<text:line-break/>.................................................................... </text:p>
        </text:list-item>
        <text:list-item>
          <text:p text:style-name="P16">Qu’est-ce que Linux dans le contexte d’un routeur ?<text:line-break/>.................................................................... </text:p>
        </text:list-item>
        <text:list-item>
          <text:p text:style-name="P15">Donner une adresse IP possible pour une interface du routeur dans le réseau <text:span text:style-name="Source_20_Text">192.168.1.0/24</text:span>.<text:line-break/>.................................................................... </text:p>
        </text:list-item>
      </text:list>
      <text:h text:style-name="Heading_20_1" text:outline-level="1">6. Bloc 3 — RIP</text:h>
      <text:p text:style-name="Text_20_body">On considère la table de routage suivant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destination</text:p>
            </table:table-cell>
            <table:table-cell table:style-name="Tableau1.A1" office:value-type="string">
              <text:p text:style-name="Table_20_Heading">interface de sortie</text:p>
            </table:table-cell>
            <table:table-cell table:style-name="Tableau1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1.A1" office:value-type="string">
            <text:p text:style-name="Table_20_Contents">N1</text:p>
          </table:table-cell>
          <table:table-cell table:style-name="Tableau1.A1" office:value-type="string">
            <text:p text:style-name="Table_20_Contents">eth0</text:p>
          </table:table-cell>
          <table:table-cell table:style-name="Tableau1.A1" office:value-type="string">
            <text:p text:style-name="Table_20_Contents">0</text:p>
          </table:table-cell>
        </table:table-row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2</text:p>
          </table:table-cell>
        </table:table-row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4</text:p>
          </table:table-cell>
        </table:table-row>
        <table:table-row>
          <table:table-cell table:style-name="Tableau1.A1" office:value-type="string">
            <text:p text:style-name="Table_20_Contents">N3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N3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N4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1</text:p>
          </table:table-cell>
        </table:table-row>
        <table:table-row>
          <table:table-cell table:style-name="Tableau1.A1" office:value-type="string">
            <text:p text:style-name="Table_20_Contents">N4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3</text:p>
          </table:table-cell>
        </table:table-row>
      </table:table>
      <text:h text:style-name="Heading_20_3" text:outline-level="3">Questions</text:h>
      <text:list text:style-name="L9">
        <text:list-item>
          <text:p text:style-name="P18">Quelle interface est choisie pour joindre N4 ?<text:line-break/>.................................................................... </text:p>
        </text:list-item>
        <text:list-item>
          <text:p text:style-name="P18"><text:soft-page-break/>Pourquoi ?<text:line-break/>.................................................................... </text:p>
        </text:list-item>
        <text:list-item>
          <text:p text:style-name="P18">Quelle interface est choisie pour joindre N2 ?<text:line-break/>.................................................................... </text:p>
        </text:list-item>
        <text:list-item>
          <text:p text:style-name="P17">Si la route passant par <text:span text:style-name="Source_20_Text">eth1</text:span> vers N2 devient impossible, quelle autre route peut être utilisée ?<text:line-break/>.................................................................... </text:p>
        </text:list-item>
      </text:list>
      <text:h text:style-name="Heading_20_1" text:outline-level="1">7. Bloc 4 — OSPF</text:h>
      <text:p text:style-name="Text_20_body">On rappelle :</text:p>
      <text:list text:style-name="L10">
        <text:list-item>
          <text:p text:style-name="P20">Fibre = 0,1 </text:p>
        </text:list-item>
        <text:list-item>
          <text:p text:style-name="P20">Fast-Ethernet = 1 </text:p>
        </text:list-item>
        <text:list-item>
          <text:p text:style-name="P19">Ethernet = 10 </text:p>
        </text:list-item>
      </text:list>
      <text:h text:style-name="Heading_20_3" text:outline-level="3">Comparer les chemins suivants</text:h>
      <text:h text:style-name="Heading_20_4" text:outline-level="4">Chemin A</text:h>
      <text:list text:style-name="L11">
        <text:list-item>
          <text:p text:style-name="P22">Fibre </text:p>
        </text:list-item>
        <text:list-item>
          <text:p text:style-name="P22">Fibre </text:p>
        </text:list-item>
        <text:list-item>
          <text:p text:style-name="P21">Fast-Ethernet </text:p>
        </text:list-item>
      </text:list>
      <text:h text:style-name="Heading_20_4" text:outline-level="4">Chemin B</text:h>
      <text:list text:style-name="L12">
        <text:list-item>
          <text:p text:style-name="P24">Ethernet </text:p>
        </text:list-item>
        <text:list-item>
          <text:p text:style-name="P23">Fibre </text:p>
        </text:list-item>
      </text:list>
      <text:h text:style-name="Heading_20_3" text:outline-level="3">Questions</text:h>
      <text:list text:style-name="L13">
        <text:list-item>
          <text:p text:style-name="P26">Quel est le coût du chemin A ?<text:line-break/>.................................................................... </text:p>
        </text:list-item>
        <text:list-item>
          <text:p text:style-name="P26">Quel est le coût du chemin B ?<text:line-break/>.................................................................... </text:p>
        </text:list-item>
        <text:list-item>
          <text:p text:style-name="P26">Quel chemin est préféré par OSPF ?<text:line-break/>.................................................................... </text:p>
        </text:list-item>
        <text:list-item>
          <text:p text:style-name="P25">Pourquoi ?<text:line-break/>.................................................................... </text:p>
        </text:list-item>
      </text:list>
      <text:h text:style-name="Heading_20_1" text:outline-level="1">8. Mini-sujet type bac</text:h>
      <text:p text:style-name="Text_20_body">On considère trois machines :</text:p>
      <text:list text:style-name="L14">
        <text:list-item>
          <text:p text:style-name="P28">M1 : <text:span text:style-name="Source_20_Text">192.168.1.1/24</text:span> </text:p>
        </text:list-item>
        <text:list-item>
          <text:p text:style-name="P28">M2 : <text:span text:style-name="Source_20_Text">192.168.1.2/24</text:span> </text:p>
        </text:list-item>
        <text:list-item>
          <text:p text:style-name="P27">M3 : <text:span text:style-name="Source_20_Text">192.168.2.3/24</text:span> </text:p>
        </text:list-item>
      </text:list>
      <text:p text:style-name="Text_20_body">Un utilisateur sur M1 lance :</text:p>
      <text:section text:style-name="Sect1" text:name="code-block-viewer">
        <text:p text:style-name="P1"><text:soft-page-break/>ping 192.168.2.3</text:p>
      </text:section>
      <text:p text:style-name="Text_20_body">et obtient :</text:p>
      <text:section text:style-name="Sect1" text:name="Section1">
        <text:p text:style-name="P1"><text:bookmark text:name="code-block-viewer"/>Hôte inaccessible</text:p>
      </text:section>
      <text:p text:style-name="Text_20_body">On ajoute ensuite un routeur R1 pour relier les réseaux <text:span text:style-name="Source_20_Text">192.168.1.0/24</text:span> et <text:span text:style-name="Source_20_Text">192.168.2.0/24</text:span>.</text:p>
      <text:p text:style-name="Text_20_body">Le routeur R1 est une machine spécialisée possédant plusieurs interfaces réseau, de la RAM et un système d’exploitation.</text:p>
      <text:p text:style-name="Text_20_body">On considère ensuite la table de routage suivante de R1 dans le cadre de RIP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destination</text:p>
            </table:table-cell>
            <table:table-cell table:style-name="Tableau2.A1" office:value-type="string">
              <text:p text:style-name="Table_20_Heading">interface de sortie</text:p>
            </table:table-cell>
            <table:table-cell table:style-name="Tableau2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2.A1" office:value-type="string">
            <text:p text:style-name="Table_20_Contents">N1</text:p>
          </table:table-cell>
          <table:table-cell table:style-name="Tableau2.A1" office:value-type="string">
            <text:p text:style-name="Table_20_Contents">eth0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2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4</text:p>
          </table:table-cell>
        </table:table-row>
      </table:table>
      <text:p text:style-name="Text_20_body">Puis, dans un autre contexte, on utilise OSPF avec les coûts :</text:p>
      <text:list text:style-name="L15">
        <text:list-item>
          <text:p text:style-name="P30">Fibre = 0,1 </text:p>
        </text:list-item>
        <text:list-item>
          <text:p text:style-name="P30">Fast-Ethernet = 1 </text:p>
        </text:list-item>
        <text:list-item>
          <text:p text:style-name="P29">Ethernet = 10 </text:p>
        </text:list-item>
      </text:list>
      <text:p text:style-name="Text_20_body">On compare deux chemins vers N2 :</text:p>
      <text:list text:style-name="L16">
        <text:list-item>
          <text:p text:style-name="P32">chemin A : Ethernet + Fibre </text:p>
        </text:list-item>
        <text:list-item>
          <text:p text:style-name="P31">chemin B : Fibre + Fast-Ethernet + Fibre </text:p>
        </text:list-item>
      </text:list>
      <text:h text:style-name="Heading_20_3" text:outline-level="3">Questions</text:h>
      <text:list text:style-name="L17">
        <text:list-item>
          <text:p text:style-name="P34">Quelle est l’adresse réseau de M1 ?<text:line-break/>.................................................................... </text:p>
        </text:list-item>
        <text:list-item>
          <text:p text:style-name="P34">Quelle est l’adresse réseau de M3 ?<text:line-break/>.................................................................... </text:p>
        </text:list-item>
        <text:list-item>
          <text:p text:style-name="P34">Pourquoi le <text:span text:style-name="Source_20_Text">ping</text:span> échoue-t-il ?<text:line-break/>.................................................................... </text:p>
        </text:list-item>
        <text:list-item>
          <text:p text:style-name="P34">Quel est le rôle du routeur ?<text:line-break/>.................................................................... </text:p>
        </text:list-item>
        <text:list-item>
          <text:p text:style-name="P34">Pourquoi le routeur doit-il avoir au moins deux interfaces réseau ?<text:line-break/>.................................................................... </text:p>
        </text:list-item>
        <text:list-item>
          <text:p text:style-name="P34">Que signifie RAM ?<text:line-break/>.................................................................... </text:p>
        </text:list-item>
        <text:list-item>
          <text:p text:style-name="P34">Qu’est-ce que Linux dans le contexte d’un routeur ?<text:line-break/>.................................................................... </text:p>
        </text:list-item>
        <text:list-item>
          <text:p text:style-name="P34">Avec RIP, quelle interface R1 choisit-il pour joindre N2 ?<text:line-break/>.................................................................... </text:p>
        </text:list-item>
        <text:list-item>
          <text:p text:style-name="P34">Pourquoi ?<text:line-break/>.................................................................... </text:p>
        </text:list-item>
        <text:list-item>
          <text:p text:style-name="P34">Si la route via <text:span text:style-name="Source_20_Text">eth1</text:span> devient impossible, quelle autre interface peut être utilisée ?<text:line-break/>.................................................................... </text:p>
        </text:list-item>
        <text:list-item>
          <text:p text:style-name="P34"><text:soft-page-break/>Calculer le coût du chemin A avec OSPF.<text:line-break/>.................................................................... </text:p>
        </text:list-item>
        <text:list-item>
          <text:p text:style-name="P34">Calculer le coût du chemin B avec OSPF.<text:line-break/>.................................................................... </text:p>
        </text:list-item>
        <text:list-item>
          <text:p text:style-name="P34">Quel chemin OSPF est préféré ?<text:line-break/>.................................................................... </text:p>
        </text:list-item>
        <text:list-item>
          <text:p text:style-name="P33">Pourquoi OSPF ne choisit-il pas toujours le chemin avec le moins de routeurs ?<text:line-break/>.................................................................... </text:p>
        </text:list-item>
      </text:list>
      <text:h text:style-name="Heading_20_1" text:outline-level="1">9. Vrai ou faux ?</text:h>
      <text:h text:style-name="Heading_20_2" text:outline-level="2">a)</text:h>
      <text:p text:style-name="Text_20_body">Avec <text:span text:style-name="Source_20_Text">/24</text:span>, <text:span text:style-name="Source_20_Text">192.168.1.4</text:span> appartient au réseau <text:span text:style-name="Source_20_Text">192.168.1.0</text:span>.<text:line-break/><text:span text:style-name="Strong_20_Emphasis">Vrai / Faux</text:span></text:p>
      <text:h text:style-name="Heading_20_2" text:outline-level="2">b)</text:h>
      <text:p text:style-name="Text_20_body">Deux machines de réseaux différents peuvent communiquer directement sans routeur.<text:line-break/><text:span text:style-name="Strong_20_Emphasis">Vrai / Faux</text:span></text:p>
      <text:h text:style-name="Heading_20_2" text:outline-level="2">c)</text:h>
      <text:p text:style-name="Text_20_body">RAM signifie Random Access Memory.<text:line-break/><text:span text:style-name="Strong_20_Emphasis">Vrai / Faux</text:span></text:p>
      <text:h text:style-name="Heading_20_2" text:outline-level="2">d)</text:h>
      <text:p text:style-name="Text_20_body">Avec RIP, on choisit la route ayant la plus petite métrique.<text:line-break/><text:span text:style-name="Strong_20_Emphasis">Vrai / Faux</text:span></text:p>
      <text:h text:style-name="Heading_20_2" text:outline-level="2">e)</text:h>
      <text:p text:style-name="Text_20_body">Avec OSPF, on additionne les coûts des liaisons.<text:line-break/><text:span text:style-name="Strong_20_Emphasis">Vrai / Faux</text:span></text:p>
      <text:h text:style-name="Heading_20_1" text:outline-level="1">10. Bilan</text:h>
      <text:p text:style-name="Text_20_body">Compléter les phrases :</text:p>
      <text:list text:style-name="L18">
        <text:list-item>
          <text:p text:style-name="P36">Pour une question sur <text:span text:style-name="Source_20_Text">/24</text:span>, je pense à<text:line-break/>.................................................................... </text:p>
        </text:list-item>
        <text:list-item>
          <text:p text:style-name="P36">Pour une question sur un routeur, je pense à<text:line-break/>.................................................................... </text:p>
        </text:list-item>
        <text:list-item>
          <text:p text:style-name="P36">Pour une question sur RIP, je pense à<text:line-break/>.................................................................... </text:p>
        </text:list-item>
        <text:list-item>
          <text:p text:style-name="P36"><text:soft-page-break/>Pour une question sur OSPF, je pense à<text:line-break/>.................................................................... </text:p>
        </text:list-item>
        <text:list-item>
          <text:p text:style-name="P35">Pour réussir un exercice de bac, je dois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Réactivation</text:h>
      <text:list text:style-name="L19">
        <text:list-item>
          <text:p text:style-name="P38"><text:span text:style-name="Source_20_Text">192.168.1.0</text:span> </text:p>
        </text:list-item>
        <text:list-item>
          <text:p text:style-name="P38">non </text:p>
        </text:list-item>
        <text:list-item>
          <text:p text:style-name="P38">relier des réseaux différents </text:p>
        </text:list-item>
        <text:list-item>
          <text:p text:style-name="P38">pour être connecté à plusieurs réseaux </text:p>
        </text:list-item>
        <text:list-item>
          <text:p text:style-name="P38">Random Access Memory </text:p>
        </text:list-item>
        <text:list-item>
          <text:p text:style-name="P38">un système d’exploitation </text:p>
        </text:list-item>
        <text:list-item>
          <text:p text:style-name="P38">le nombre de routeurs traversés </text:p>
        </text:list-item>
        <text:list-item>
          <text:p text:style-name="P37">la somme des coûts des liaisons </text:p>
        </text:list-item>
      </text:list>
      <text:h text:style-name="Heading_20_2" text:outline-level="2">Bloc 1 — Adressage</text:h>
      <text:list text:style-name="L20">
        <text:list-item>
          <text:p text:style-name="P40"><text:span text:style-name="Source_20_Text">192.168.1.0</text:span> </text:p>
        </text:list-item>
        <text:list-item>
          <text:p text:style-name="P40"><text:span text:style-name="Source_20_Text">192.168.1.0</text:span> </text:p>
        </text:list-item>
        <text:list-item>
          <text:p text:style-name="P40"><text:span text:style-name="Source_20_Text">192.168.2.0</text:span> </text:p>
        </text:list-item>
        <text:list-item>
          <text:p text:style-name="P40">oui </text:p>
        </text:list-item>
        <text:list-item>
          <text:p text:style-name="P40">non </text:p>
        </text:list-item>
        <text:list-item>
          <text:p text:style-name="P39">un routeur </text:p>
        </text:list-item>
      </text:list>
      <text:h text:style-name="Heading_20_2" text:outline-level="2">Bloc 2 — Routeur</text:h>
      <text:list text:style-name="L21">
        <text:list-item>
          <text:p text:style-name="P42">parce qu’il relie plusieurs réseaux </text:p>
        </text:list-item>
        <text:list-item>
          <text:p text:style-name="P42">Random Access Memory / mémoire vive </text:p>
        </text:list-item>
        <text:list-item>
          <text:p text:style-name="P42">un système d’exploitation </text:p>
        </text:list-item>
        <text:list-item>
          <text:p text:style-name="P41">exemple : <text:span text:style-name="Source_20_Text">192.168.1.254/24</text:span> </text:p>
        </text:list-item>
      </text:list>
      <text:h text:style-name="Heading_20_2" text:outline-level="2">Bloc 3 — RIP</text:h>
      <text:list text:style-name="L22">
        <text:list-item>
          <text:p text:style-name="P44"><text:span text:style-name="Source_20_Text">eth1</text:span> </text:p>
        </text:list-item>
        <text:list-item>
          <text:p text:style-name="P44">parce que 1 &lt; 3 </text:p>
        </text:list-item>
        <text:list-item>
          <text:p text:style-name="P44"><text:span text:style-name="Source_20_Text">eth1</text:span> </text:p>
        </text:list-item>
        <text:list-item>
          <text:p text:style-name="P43"><text:span text:style-name="Source_20_Text">eth2</text:span> </text:p>
        </text:list-item>
      </text:list>
      <text:h text:style-name="Heading_20_2" text:outline-level="2">Bloc 4 — OSPF</text:h>
      <text:list text:style-name="L23">
        <text:list-item>
          <text:p text:style-name="P46">0,1+0,1+1=1,2 </text:p>
        </text:list-item>
        <text:list-item>
          <text:p text:style-name="P46">10+0,1=10,1 </text:p>
        </text:list-item>
        <text:list-item>
          <text:p text:style-name="P46"><text:soft-page-break/>chemin A </text:p>
        </text:list-item>
        <text:list-item>
          <text:p text:style-name="P45">parce que son coût total est plus faible </text:p>
        </text:list-item>
      </text:list>
      <text:h text:style-name="Heading_20_2" text:outline-level="2">Mini-sujet type bac</text:h>
      <text:list text:style-name="L24">
        <text:list-item>
          <text:p text:style-name="P48"><text:span text:style-name="Source_20_Text">192.168.1.0</text:span> </text:p>
        </text:list-item>
        <text:list-item>
          <text:p text:style-name="P48"><text:span text:style-name="Source_20_Text">192.168.2.0</text:span> </text:p>
        </text:list-item>
        <text:list-item>
          <text:p text:style-name="P48">parce que M1 et M3 appartiennent à des réseaux différents </text:p>
        </text:list-item>
        <text:list-item>
          <text:p text:style-name="P48">relier des réseaux différents et permettre la communication entre eux </text:p>
        </text:list-item>
        <text:list-item>
          <text:p text:style-name="P48">parce qu’il doit être connecté à plusieurs réseaux </text:p>
        </text:list-item>
        <text:list-item>
          <text:p text:style-name="P48">Random Access Memory / mémoire vive </text:p>
        </text:list-item>
        <text:list-item>
          <text:p text:style-name="P48">un système d’exploitation </text:p>
        </text:list-item>
        <text:list-item>
          <text:p text:style-name="P48"><text:span text:style-name="Source_20_Text">eth1</text:span> </text:p>
        </text:list-item>
        <text:list-item>
          <text:p text:style-name="P48">parce que la métrique 2 est plus petite que 4 </text:p>
        </text:list-item>
        <text:list-item>
          <text:p text:style-name="P48"><text:span text:style-name="Source_20_Text">eth2</text:span> </text:p>
        </text:list-item>
        <text:list-item>
          <text:p text:style-name="P48">10+0,1=10,1 </text:p>
        </text:list-item>
        <text:list-item>
          <text:p text:style-name="P48">0,1+1+0,1=1,2 </text:p>
        </text:list-item>
        <text:list-item>
          <text:p text:style-name="P48">chemin B </text:p>
        </text:list-item>
        <text:list-item>
          <text:p text:style-name="P47">parce qu’OSPF compare la somme des coûts, pas seulement le nombre de routeurs </text:p>
        </text:list-item>
      </text:list>
      <text:h text:style-name="Heading_20_2" text:outline-level="2">Vrai ou faux</text:h>
      <text:p text:style-name="Text_20_body">a) <text:span text:style-name="Strong_20_Emphasis">Vrai</text:span><text:line-break/>b) <text:span text:style-name="Strong_20_Emphasis">Faux</text:span><text:line-break/>c) <text:span text:style-name="Strong_20_Emphasis">Vrai</text:span><text:line-break/>d) <text:span text:style-name="Strong_20_Emphasis">Vrai</text:span><text:line-break/>e) <text:span text:style-name="Strong_20_Emphasis">Vrai</text:span></text:p>
      <text:h text:style-name="Heading_20_2" text:outline-level="2">Bilan possible</text:h>
      <text:list text:style-name="L25">
        <text:list-item>
          <text:p text:style-name="P50">l’adresse réseau </text:p>
        </text:list-item>
        <text:list-item>
          <text:p text:style-name="P50">réseaux différents / interfaces </text:p>
        </text:list-item>
        <text:list-item>
          <text:p text:style-name="P50">la plus petite métrique </text:p>
        </text:list-item>
        <text:list-item>
          <text:p text:style-name="P50">la somme des coûts </text:p>
        </text:list-item>
        <text:list-item>
          <text:p text:style-name="P49">repérer la bonne notion et justifier avec les données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Expliquer en une phrase pourquoi M1 (<text:span text:style-name="Source_20_Text">192.168.1.1/24</text:span>) ne peut pas joindre directement M3 (<text:span text:style-name="Source_20_Text">192.168.2.3/24</text:span>).<text:line-break/>....................................................................<text:line-break/>....................................................................</text:p>
      <text:h text:style-name="Heading_20_2" text:outline-level="2"><text:soft-page-break/>Exercice 2</text:h>
      <text:p text:style-name="Text_20_body">Avec RIP, pourquoi la route de métrique 2 est-elle préférée à celle de métrique 4 ?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Avec OSPF, comparer :</text:p>
      <text:list text:style-name="L26">
        <text:list-item>
          <text:p text:style-name="P52">chemin A : coût 2,1 </text:p>
        </text:list-item>
        <text:list-item>
          <text:p text:style-name="P51">chemin B : coût 10,1 </text:p>
        </text:list-item>
      </text:list>
      <text:p text:style-name="Text_20_body">Lequel est choisi ? Expliquer.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5:48:58.837896361</meta:creation-date>
    <dc:date>2026-04-09T15:50:10.380428407</dc:date>
    <meta:editing-duration>PT1M12S</meta:editing-duration>
    <meta:editing-cycles>1</meta:editing-cycles>
    <meta:document-statistic meta:table-count="2" meta:image-count="0" meta:object-count="0" meta:page-count="9" meta:paragraph-count="242" meta:word-count="1289" meta:character-count="10051" meta:non-whitespace-character-count="8996"/>
    <meta:generator>LibreOffice/24.2.7.2$Linux_X86_64 LibreOffice_project/420$Build-2</meta:generator>
  </office:meta>
</office:document-meta>
</file>